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6cm" fo:min-width="16.4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color="#66bb6a" loext:opacity="100%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6bb6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6.944cm" svg:height="2.143cm" svg:x="1.028cm" svg:y="1.324cm">
          <draw:text-box>
            <text:p text:style-name="P1"><text:span text:style-name="T1"><text:s text:c="14"/></text:span><text:span text:style-name="T2">COISAS </text:span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47:10.393043624</dc:date>
    <meta:editing-duration>PT17M33S</meta:editing-duration>
    <meta:editing-cycles>6</meta:editing-cycles>
    <meta:generator>LibreOffice/7.0.6.2$Linux_X86_64 LibreOffice_project/00$Build-2</meta:generator>
    <meta:document-statistic meta:object-count="1"/>
  </office:meta>
</office:document-meta>
</file>